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cm" fo:min-width="0.35cm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0.2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0.9cm"/>
    </style:style>
    <style:style style:name="gr4" style:family="graphic" style:parent-style-name="standard">
      <style:graphic-properties draw:textarea-horizontal-align="justify" draw:textarea-vertical-align="middle" draw:auto-grow-height="false" fo:min-height="0.184cm" fo:min-width="0.1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9" style:family="graphic" style:parent-style-name="standard">
      <style:graphic-properties draw:textarea-horizontal-align="justify" draw:textarea-vertical-align="middle" draw:auto-grow-height="false" fo:min-height="0.812cm" fo:min-width="0.5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6cm"/>
    </style:style>
    <style:style style:name="gr11" style:family="graphic" style:parent-style-name="standard">
      <style:graphic-properties draw:fill-color="#009900" draw:textarea-horizontal-align="justify" draw:textarea-vertical-align="middle" draw:auto-grow-height="false" fo:min-height="0.45cm" fo:min-width="0.2cm"/>
    </style:style>
    <style:style style:name="gr12" style:family="graphic" style:parent-style-name="standard">
      <style:graphic-properties draw:fill-color="#009900" draw:textarea-horizontal-align="justify" draw:textarea-vertical-align="middle" draw:auto-grow-height="false" fo:min-height="0.6cm" fo:min-width="0.35cm"/>
    </style:style>
    <style:style style:name="gr13" style:family="graphic" style:parent-style-name="standard">
      <style:graphic-properties draw:fill-color="#009900" draw:textarea-horizontal-align="justify" draw:textarea-vertical-align="middle" draw:auto-grow-height="false" fo:min-height="0.184cm" fo:min-width="0.15cm"/>
    </style:style>
    <style:style style:name="gr14" style:family="graphic" style:parent-style-name="standard">
      <style:graphic-properties draw:fill-color="#009900" draw:textarea-horizontal-align="justify" draw:textarea-vertical-align="middle" draw:auto-grow-height="false" fo:min-height="0.812cm" fo:min-width="0.562cm"/>
    </style:style>
    <style:style style:name="gr15" style:family="graphic" style:parent-style-name="standard">
      <style:graphic-properties draw:fill-color="#009900" draw:textarea-horizontal-align="justify" draw:textarea-vertical-align="middle" draw:auto-grow-height="false" fo:min-height="1.15cm" fo:min-width="0.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9900"/>
      <style:paragraph-properties fo:text-align="center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1.2cm" svg:x="1.4cm" svg:y="1.5cm">
          <text:p text:style-name="P1">constant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4cm" svg:height="1.4cm" svg:x="3.7cm" svg:y="1.4cm">
          <text:p text:style-name="P1">val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4cm" svg:height="1.4cm" svg:x="7.9cm" svg:y="1.3cm">
          <text:p text:style-name="P1">factor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cm" svg:height="1.3cm" svg:x="10.2cm" svg:y="1.3cm">
          <text:p text:style-name="P1">controller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5" draw:id="id5" draw:layer="layout" svg:width="1.3cm" svg:height="1.3cm" svg:x="31.3cm" svg:y="26.9cm">
          <text:p text:style-name="P1">battlezoneCtrl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1.4cm" svg:height="1.4cm" svg:x="2cm" svg:y="20.806cm">
          <text:p text:style-name="P1">newBattle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1.4cm" svg:height="1.4cm" svg:x="10.1cm" svg:y="3.6cm">
          <text:p text:style-name="P1">db_batt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1" draw:id="id1" draw:layer="layout" svg:width="1.4cm" svg:height="1.4cm" svg:x="4.7cm" svg:y="12cm">
          <text:p text:style-name="P1">getMons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2cm" svg:height="1.2cm" svg:x="4.8cm" svg:y="3.8cm">
          <text:p text:style-name="P1">monster_dex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5" draw:text-style-name="P2" draw:layer="layout" draw:type="line" svg:x1="5.4cm" svg:y1="12cm" svg:x2="5.4cm" svg:y2="5cm" draw:start-shape="id1" draw:start-glue-point="0" draw:end-shape="id2" draw:end-glue-point="6" svg:d="M5400 12000v-7000" svg:viewBox="0 0 1 7001">
          <text:p/>
        </draw:connector>
        <draw:connector draw:style-name="gr5" draw:text-style-name="P2" draw:layer="layout" draw:type="line" svg:x1="2.7cm" svg:y1="20.806cm" svg:x2="10.85cm" svg:y2="16.3cm" draw:start-shape="id3" draw:start-glue-point="0" draw:end-shape="id4" draw:end-glue-point="8" svg:d="M2700 20806l8150-4506" svg:viewBox="0 0 8151 4507">
          <text:p/>
        </draw:connector>
        <draw:connector draw:style-name="gr5" draw:text-style-name="P2" draw:layer="layout" draw:type="line" svg:x1="31.95cm" svg:y1="26.9cm" svg:x2="2.7cm" svg:y2="22.206cm" draw:start-shape="id5" draw:start-glue-point="4" draw:end-shape="id3" draw:end-glue-point="2" svg:d="M31950 26900l-29250-4694" svg:viewBox="0 0 29251 4695">
          <text:p/>
        </draw:connector>
        <draw:line draw:style-name="gr6" draw:text-style-name="P2" draw:layer="layout" svg:x1="0.938cm" svg:y1="23.1cm" svg:x2="58.4cm" svg:y2="23.1cm">
          <text:p/>
        </draw:line>
        <draw:frame draw:style-name="gr7" draw:text-style-name="P3" draw:layer="layout" svg:width="2.263cm" svg:height="0.962cm" svg:x="56.1cm" svg:y="22.2cm">
          <draw:text-box>
            <text:p>server</text:p>
          </draw:text-box>
        </draw:frame>
        <draw:frame draw:style-name="gr8" draw:text-style-name="P3" draw:layer="layout" svg:width="1.979cm" svg:height="0.962cm" svg:x="56.1cm" svg:y="22.838cm">
          <draw:text-box>
            <text:p>client</text:p>
          </draw:text-box>
        </draw:frame>
        <draw:connector draw:style-name="gr5" draw:text-style-name="P2" draw:layer="layout" draw:type="line" svg:x1="31.95cm" svg:y1="26.9cm" svg:x2="10.7cm" svg:y2="22.3cm" draw:start-shape="id5" draw:start-glue-point="4" draw:end-shape="id6" draw:end-glue-point="2" svg:d="M31950 26900l-21250-4600" svg:viewBox="0 0 21251 4601">
          <text:p/>
        </draw:connector>
        <draw:custom-shape draw:style-name="gr3" draw:text-style-name="P1" xml:id="id7" draw:id="id7" draw:layer="layout" svg:width="1.4cm" svg:height="1.4cm" svg:x="6cm" svg:y="20.906cm">
          <text:p text:style-name="P1">updateMonsters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6.7cm" svg:y1="20.906cm" svg:x2="10.85cm" svg:y2="16.3cm" draw:start-shape="id7" draw:start-glue-point="0" draw:end-shape="id4" draw:end-glue-point="8" svg:d="M6700 20906l4150-4606" svg:viewBox="0 0 4151 4607">
          <text:p/>
        </draw:connector>
        <draw:connector draw:style-name="gr5" draw:text-style-name="P2" draw:layer="layout" draw:type="line" svg:x1="31.95cm" svg:y1="26.9cm" svg:x2="6.7cm" svg:y2="22.306cm" draw:start-shape="id5" draw:start-glue-point="4" draw:end-shape="id7" draw:end-glue-point="2" svg:d="M31950 26900l-25250-4594" svg:viewBox="0 0 25251 4595">
          <text:p/>
        </draw:connector>
        <draw:custom-shape draw:style-name="gr3" draw:text-style-name="P1" xml:id="id8" draw:id="id8" draw:layer="layout" svg:width="1.4cm" svg:height="1.4cm" svg:x="15.8cm" svg:y="20.9cm">
          <text:p text:style-name="P1">updatePart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31.95cm" svg:y1="26.9cm" svg:x2="16.5cm" svg:y2="22.3cm" draw:start-shape="id5" draw:start-glue-point="4" draw:end-shape="id8" draw:end-glue-point="2" svg:d="M31950 26900l-15450-4600" svg:viewBox="0 0 15451 4601">
          <text:p/>
        </draw:connector>
        <draw:custom-shape draw:style-name="gr3" draw:text-style-name="P1" xml:id="id11" draw:id="id11" draw:layer="layout" svg:width="1.4cm" svg:height="1.4cm" svg:x="12.8cm" svg:y="20.9cm">
          <text:p text:style-name="P1">setTurn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3.5cm" svg:y1="18cm" svg:x2="10.85cm" svg:y2="16.3cm" draw:start-shape="id9" draw:start-glue-point="0" draw:end-shape="id4" draw:end-glue-point="8" svg:d="M13500 18000l-2650-1700" svg:viewBox="0 0 2651 1701">
          <text:p/>
        </draw:connector>
        <draw:connector draw:style-name="gr5" draw:text-style-name="P2" draw:layer="layout" draw:type="line" svg:x1="13.5cm" svg:y1="18cm" svg:x2="16.45cm" svg:y2="16.4cm" draw:start-shape="id9" draw:end-shape="id10" draw:end-glue-point="8" svg:d="M13500 18000l2950-1600" svg:viewBox="0 0 2951 1601">
          <text:p/>
        </draw:connector>
        <draw:connector draw:style-name="gr5" draw:text-style-name="P2" draw:layer="layout" draw:type="line" svg:x1="31.95cm" svg:y1="26.9cm" svg:x2="13.5cm" svg:y2="22.3cm" draw:start-shape="id5" draw:start-glue-point="4" draw:end-shape="id11" draw:end-glue-point="2" svg:d="M31950 26900l-18450-4600" svg:viewBox="0 0 18451 4601">
          <text:p/>
        </draw:connector>
        <draw:custom-shape draw:style-name="gr9" draw:text-style-name="P1" draw:layer="layout" svg:width="1.5cm" svg:height="1.5cm" svg:x="5.5cm" svg:y="1.3cm"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4cm" svg:height="1.4cm" svg:x="10cm" svg:y="20.9cm">
          <text:p text:style-name="P1">updateLog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cm" svg:y1="5.8cm" svg:x2="58.4cm" svg:y2="5.8cm">
          <text:p/>
        </draw:line>
        <draw:frame draw:style-name="gr10" draw:text-style-name="P3" draw:layer="layout" svg:width="3.106cm" svg:height="0.962cm" svg:x="55.4cm" svg:y="4.938cm">
          <draw:text-box>
            <text:p>database</text:p>
          </draw:text-box>
        </draw:frame>
        <draw:custom-shape draw:style-name="gr9" draw:text-style-name="P1" xml:id="id10" draw:id="id10" draw:layer="layout" svg:width="1.5cm" svg:height="1.5cm" svg:x="15.7cm" svg:y="14.9cm">
          <text:p text:style-name="P1">Par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4cm" svg:height="1.4cm" svg:x="15.7cm" svg:y="3.7cm">
          <text:p text:style-name="P1">db_par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type="line" svg:x1="16.5cm" svg:y1="20.9cm" svg:x2="16.45cm" svg:y2="16.4cm" draw:start-shape="id8" draw:start-glue-point="0" draw:end-shape="id10" draw:end-glue-point="8" svg:d="M16500 20900l-50-4500" svg:viewBox="0 0 51 4501">
          <text:p/>
        </draw:connector>
        <draw:connector draw:style-name="gr5" draw:text-style-name="P2" draw:layer="layout" draw:type="line" svg:x1="16.45cm" svg:y1="14.9cm" svg:x2="16.4cm" svg:y2="5.1cm" draw:start-shape="id10" draw:start-glue-point="4" draw:end-shape="id12" draw:end-glue-point="6" svg:d="M16450 14900l-50-9800" svg:viewBox="0 0 51 9801">
          <text:p/>
        </draw:connector>
        <draw:custom-shape draw:style-name="gr3" draw:text-style-name="P1" xml:id="id9" draw:id="id9" draw:layer="layout" svg:width="1.4cm" svg:height="1.4cm" svg:x="12.8cm" svg:y="18cm">
          <text:p text:style-name="P1">calcTur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13.5cm" svg:y1="20.9cm" svg:x2="13.5cm" svg:y2="19.4cm" draw:start-shape="id11" draw:start-glue-point="0" draw:end-shape="id9" draw:end-glue-point="2" svg:d="M13500 20900v-1500" svg:viewBox="0 0 1 1501">
          <text:p/>
        </draw:connector>
        <draw:connector draw:style-name="gr5" draw:text-style-name="P2" draw:layer="layout" draw:type="line" svg:x1="13.5cm" svg:y1="20.9cm" svg:x2="16.45cm" svg:y2="16.4cm" draw:start-shape="id11" draw:start-glue-point="0" draw:end-shape="id10" draw:end-glue-point="8" svg:d="M13500 20900l2950-4500" svg:viewBox="0 0 2951 4501">
          <text:p/>
        </draw:connector>
        <draw:custom-shape draw:style-name="gr1" draw:text-style-name="P1" xml:id="id14" draw:id="id14" draw:layer="layout" svg:width="1.2cm" svg:height="1.2cm" svg:x="22.5cm" svg:y="3.9cm">
          <text:p text:style-name="P1">class_dex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1" xml:id="id13" draw:id="id13" draw:layer="layout" svg:width="1.4cm" svg:height="1.4cm" svg:x="22.1cm" svg:y="20.9cm">
          <text:p text:style-name="P1">getSkills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22.8cm" svg:y1="20.9cm" svg:x2="23.1cm" svg:y2="5.1cm" draw:start-shape="id13" draw:start-glue-point="0" draw:end-shape="id14" draw:end-glue-point="6" svg:d="M22800 20900l300-15800" svg:viewBox="0 0 301 15801">
          <text:p/>
        </draw:connector>
        <draw:connector draw:style-name="gr5" draw:text-style-name="P2" draw:layer="layout" draw:type="line" svg:x1="31.95cm" svg:y1="26.9cm" svg:x2="22.8cm" svg:y2="22.3cm" draw:start-shape="id5" draw:start-glue-point="4" draw:end-shape="id13" draw:end-glue-point="2" svg:d="M31950 26900l-9150-4600" svg:viewBox="0 0 9151 4601">
          <text:p/>
        </draw:connector>
        <draw:custom-shape draw:style-name="gr9" draw:text-style-name="P1" xml:id="id4" draw:id="id4" draw:layer="layout" svg:width="1.5cm" svg:height="1.5cm" svg:x="10.1cm" svg:y="14.8cm">
          <text:p text:style-name="P1">Batt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0.85cm" svg:y1="14.8cm" svg:x2="10.8cm" svg:y2="5cm" draw:start-shape="id4" draw:start-glue-point="4" draw:end-shape="id15" draw:end-glue-point="6" svg:d="M10850 14800l-50-9800" svg:viewBox="0 0 51 9801">
          <text:p/>
        </draw:connector>
        <draw:connector draw:style-name="gr5" draw:text-style-name="P2" draw:layer="layout" draw:type="line" svg:x1="10.85cm" svg:y1="14.8cm" svg:x2="5.4cm" svg:y2="13.4cm" draw:start-shape="id4" draw:start-glue-point="4" draw:end-shape="id1" draw:end-glue-point="2" svg:d="M10850 14800l-5450-1400" svg:viewBox="0 0 5451 1401">
          <text:p/>
        </draw:connector>
        <draw:connector draw:style-name="gr5" draw:text-style-name="P2" draw:layer="layout" draw:type="line" svg:x1="13.5cm" svg:y1="20.9cm" svg:x2="10.85cm" svg:y2="16.3cm" draw:start-shape="id11" draw:start-glue-point="0" draw:end-shape="id4" draw:end-glue-point="8" svg:d="M13500 20900l-2650-4600" svg:viewBox="0 0 2651 4601">
          <text:p/>
        </draw:connector>
        <draw:connector draw:style-name="gr5" draw:text-style-name="P2" draw:layer="layout" draw:type="line" svg:x1="10.7cm" svg:y1="20.9cm" svg:x2="10.85cm" svg:y2="16.3cm" draw:start-shape="id6" draw:start-glue-point="0" draw:end-shape="id4" draw:end-glue-point="8" svg:d="M10700 20900l150-4600" svg:viewBox="0 0 151 4601">
          <text:p/>
        </draw:connector>
        <draw:custom-shape draw:style-name="gr1" draw:text-style-name="P1" xml:id="id17" draw:id="id17" draw:layer="layout" svg:width="1.2cm" svg:height="1.2cm" svg:x="1.7cm" svg:y="3.8cm">
          <text:p text:style-name="P1">config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1" xml:id="id16" draw:id="id16" draw:layer="layout" svg:width="1.4cm" svg:height="1.4cm" svg:x="1.6cm" svg:y="6.6cm">
          <text:p text:style-name="P1">RatPoints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2.3cm" svg:y1="6.6cm" svg:x2="2.3cm" svg:y2="5cm" draw:start-shape="id16" draw:start-glue-point="0" draw:end-shape="id17" draw:end-glue-point="6" svg:d="M2300 6600v-1600" svg:viewBox="0 0 1 1601">
          <text:p/>
        </draw:connector>
        <draw:connector draw:style-name="gr5" draw:text-style-name="P2" draw:layer="layout" draw:type="line" svg:x1="2.3cm" svg:y1="6.6cm" svg:x2="5.4cm" svg:y2="5cm" draw:start-shape="id16" draw:start-glue-point="0" draw:end-shape="id2" draw:end-glue-point="6" svg:d="M2300 6600l3100-1600" svg:viewBox="0 0 3101 1601">
          <text:p/>
        </draw:connector>
        <draw:custom-shape draw:style-name="gr3" draw:text-style-name="P1" xml:id="id18" draw:id="id18" draw:layer="layout" svg:width="1.4cm" svg:height="1.4cm" svg:x="1.6cm" svg:y="9.4cm">
          <text:p text:style-name="P1">calcExp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2.3cm" svg:y1="9.4cm" svg:x2="2.3cm" svg:y2="8cm" draw:start-shape="id18" draw:start-glue-point="0" draw:end-shape="id16" draw:end-glue-point="2" svg:d="M2300 9400v-1400" svg:viewBox="0 0 1 1401">
          <text:p/>
        </draw:connector>
        <draw:connector draw:style-name="gr5" draw:text-style-name="P2" draw:layer="layout" draw:type="line" svg:x1="5.4cm" svg:y1="12cm" svg:x2="2.3cm" svg:y2="10.8cm" draw:start-shape="id1" draw:start-glue-point="0" draw:end-shape="id18" draw:end-glue-point="2" svg:d="M5400 12000l-3100-1200" svg:viewBox="0 0 3101 1201">
          <text:p/>
        </draw:connector>
        <draw:custom-shape draw:style-name="gr3" draw:text-style-name="P1" xml:id="id19" draw:id="id19" draw:layer="layout" svg:width="1.4cm" svg:height="1.4cm" svg:x="19.2cm" svg:y="20.9cm">
          <text:p text:style-name="P1">leaveParty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31.95cm" svg:y1="26.9cm" svg:x2="19.9cm" svg:y2="22.3cm" draw:start-shape="id5" draw:start-glue-point="4" draw:end-shape="id19" draw:end-glue-point="2" svg:d="M31950 26900l-12050-4600" svg:viewBox="0 0 12051 4601">
          <text:p/>
        </draw:connector>
        <draw:connector draw:style-name="gr5" draw:text-style-name="P2" draw:layer="layout" draw:type="line" svg:x1="19.9cm" svg:y1="20.9cm" svg:x2="16.45cm" svg:y2="16.4cm" draw:start-shape="id19" draw:start-glue-point="0" draw:end-shape="id10" draw:end-glue-point="8" svg:d="M19900 20900l-3450-4500" svg:viewBox="0 0 3451 4501">
          <text:p/>
        </draw:connector>
        <draw:custom-shape draw:style-name="gr11" draw:text-style-name="P4" draw:layer="layout" svg:width="1.4cm" svg:height="1.4cm" svg:x="12.4cm" svg:y="1.3cm">
          <text:p text:style-name="P1">mode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4" draw:layer="layout" svg:width="1.2cm" svg:height="1.2cm" svg:x="19.9cm" svg:y="1.4cm">
          <text:p text:style-name="P1">constant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3" draw:text-style-name="P4" draw:layer="layout" svg:width="1.3cm" svg:height="1.3cm" svg:x="14.8cm" svg:y="1.2cm">
          <text:p text:style-name="P1">controller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1.5cm" svg:height="1.5cm" svg:x="29.1cm" svg:y="1cm"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6" draw:id="id26" draw:layer="layout" svg:width="1.4cm" svg:height="1.4cm" svg:x="52cm" svg:y="3.9cm">
          <text:p text:style-name="P1">us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23" draw:id="id23" draw:layer="layout" svg:width="1.4cm" svg:height="1.4cm" svg:x="52.9cm" svg:y="23.9cm">
          <text:p text:style-name="P1"><text:span text:style-name="T1">Player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53.6cm" svg:y1="20.7cm" svg:x2="52.75cm" svg:y2="16.6cm" draw:start-shape="id20" draw:start-glue-point="0" draw:end-shape="id21" draw:end-glue-point="7" svg:d="M53600 20700l-850-4100" svg:viewBox="0 0 851 4101">
          <text:p/>
        </draw:connector>
        <draw:connector draw:style-name="gr5" draw:text-style-name="P2" draw:layer="layout" draw:type="line" svg:x1="53.65cm" svg:y1="27.4cm" svg:x2="53.6cm" svg:y2="25.3cm" draw:start-shape="id22" draw:start-glue-point="4" draw:end-shape="id23" draw:end-glue-point="2" svg:d="M53650 27400l-50-2100" svg:viewBox="0 0 51 2101">
          <text:p/>
        </draw:connector>
        <draw:custom-shape draw:style-name="gr3" draw:text-style-name="P5" xml:id="id25" draw:id="id25" draw:layer="layout" svg:width="1.4cm" svg:height="1.4cm" svg:x="49cm" svg:y="23.9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4cm" svg:height="1.4cm" svg:x="17.3cm" svg:y="1.3cm">
          <text:p text:style-name="P1">route</text:p>
          <draw:enhanced-geometry svg:viewBox="0 0 21600 21600" draw:type="rectangle" draw:enhanced-path="M 0 0 L 21600 0 21600 21600 0 21600 0 0 Z N"/>
        </draw:custom-shape>
        <draw:custom-shape draw:style-name="gr15" draw:text-style-name="P4" xml:id="id24" draw:id="id24" draw:layer="layout" svg:width="1.4cm" svg:height="1.4cm" svg:x="49.1cm" svg:y="20.8cm">
          <text:p text:style-name="P1">Users/:userId</text:p>
          <draw:enhanced-geometry svg:viewBox="0 0 21600 21600" draw:type="rectangle" draw:enhanced-path="M 0 0 L 21600 0 21600 21600 0 21600 0 0 Z N"/>
        </draw:custom-shape>
        <draw:custom-shape draw:style-name="gr15" draw:text-style-name="P4" xml:id="id20" draw:id="id20" draw:layer="layout" svg:width="1.4cm" svg:height="1.4cm" svg:x="52.9cm" svg:y="20.7cm">
          <text:p text:style-name="P1">Users/me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49.8cm" svg:y1="20.8cm" svg:x2="52.75cm" svg:y2="16.6cm" draw:start-shape="id24" draw:start-glue-point="0" draw:end-shape="id21" draw:end-glue-point="7" svg:d="M49800 20800l2950-4200" svg:viewBox="0 0 2951 4201">
          <text:p/>
        </draw:connector>
        <draw:connector draw:style-name="gr5" draw:text-style-name="P2" draw:layer="layout" draw:type="line" svg:x1="53.6cm" svg:y1="23.9cm" svg:x2="53.6cm" svg:y2="22.1cm" draw:start-shape="id23" draw:start-glue-point="0" draw:end-shape="id20" draw:end-glue-point="2" svg:d="M53600 23900v-1800" svg:viewBox="0 0 1 1801">
          <text:p/>
        </draw:connector>
        <draw:connector draw:style-name="gr5" draw:text-style-name="P2" draw:layer="layout" draw:type="line" svg:x1="49.7cm" svg:y1="23.9cm" svg:x2="49.8cm" svg:y2="22.2cm" draw:start-shape="id25" draw:start-glue-point="0" draw:end-shape="id24" draw:end-glue-point="2" svg:d="M49700 23900l100-1700" svg:viewBox="0 0 101 1701">
          <text:p/>
        </draw:connector>
        <draw:custom-shape draw:style-name="gr13" draw:text-style-name="P4" xml:id="id21" draw:id="id21" draw:layer="layout" svg:width="1.3cm" svg:height="1.3cm" svg:x="52.1cm" svg:y="15.3cm">
          <text:p text:style-name="P1">Users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52.75cm" svg:y1="15.3cm" svg:x2="52.7cm" svg:y2="5.3cm" draw:start-shape="id21" draw:start-glue-point="4" draw:end-shape="id26" draw:end-glue-point="6" svg:d="M52750 15300l-50-10000" svg:viewBox="0 0 51 10001">
          <text:p/>
        </draw:connector>
        <draw:custom-shape draw:style-name="gr4" draw:text-style-name="P1" xml:id="id22" draw:id="id22" draw:layer="layout" svg:width="1.3cm" svg:height="1.3cm" svg:x="53cm" svg:y="27.4cm">
          <text:p text:style-name="P1">characterCtrl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45.35cm" svg:y1="27.361cm" svg:x2="49.7cm" svg:y2="25.3cm" draw:start-shape="id27" draw:start-glue-point="4" draw:end-shape="id25" draw:end-glue-point="2" svg:d="M45350 27361l4350-2061" svg:viewBox="0 0 4351 2062">
          <text:p/>
        </draw:connector>
        <draw:custom-shape draw:style-name="gr11" draw:text-style-name="P4" xml:id="id29" draw:id="id29" draw:layer="layout" svg:width="1.4cm" svg:height="1.4cm" svg:x="44.9cm" svg:y="3.8cm">
          <text:p text:style-name="P1">par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4" xml:id="id28" draw:id="id28" draw:layer="layout" svg:width="1.3cm" svg:height="1.3cm" svg:x="45cm" svg:y="15.2cm">
          <text:p text:style-name="P1">Parties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45.65cm" svg:y1="15.2cm" svg:x2="45.6cm" svg:y2="5.2cm" draw:start-shape="id28" draw:start-glue-point="4" draw:end-shape="id29" draw:end-glue-point="6" svg:d="M45650 15200l-50-10000" svg:viewBox="0 0 51 10001">
          <text:p/>
        </draw:connector>
        <draw:custom-shape draw:style-name="gr15" draw:text-style-name="P4" xml:id="id30" draw:id="id30" draw:layer="layout" svg:width="1.4cm" svg:height="1.4cm" svg:x="44.8cm" svg:y="20.7cm">
          <text:p text:style-name="P1">Users/we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45.5cm" svg:y1="20.7cm" svg:x2="45.65cm" svg:y2="16.5cm" draw:start-shape="id30" draw:start-glue-point="0" draw:end-shape="id28" draw:end-glue-point="7" svg:d="M45500 20700l150-4200" svg:viewBox="0 0 151 4201">
          <text:p/>
        </draw:connector>
        <draw:custom-shape draw:style-name="gr4" draw:text-style-name="P1" xml:id="id27" draw:id="id27" draw:layer="layout" svg:width="1.3cm" svg:height="1.3cm" svg:x="44.7cm" svg:y="27.361cm">
          <text:p text:style-name="P1">questCtrl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1" draw:id="id31" draw:layer="layout" svg:width="1.4cm" svg:height="1.4cm" svg:x="44.7cm" svg:y="24.1cm">
          <text:p text:style-name="P1">NewParty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45.35cm" svg:y1="27.361cm" svg:x2="45.4cm" svg:y2="25.5cm" draw:start-shape="id27" draw:start-glue-point="4" draw:end-shape="id31" draw:end-glue-point="2" svg:d="M45350 27361l50-1861" svg:viewBox="0 0 51 1862">
          <text:p/>
        </draw:connector>
        <draw:connector draw:style-name="gr5" draw:text-style-name="P2" draw:layer="layout" draw:type="line" svg:x1="45.4cm" svg:y1="24.1cm" svg:x2="45.5cm" svg:y2="22.1cm" draw:start-shape="id31" draw:start-glue-point="0" draw:end-shape="id30" draw:end-glue-point="2" svg:d="M45400 24100l100-2000" svg:viewBox="0 0 101 2001">
          <text:p/>
        </draw:connector>
        <draw:connector draw:style-name="gr5" draw:text-style-name="P2" draw:layer="layout" draw:type="line" svg:x1="45.65cm" svg:y1="15.2cm" svg:x2="52.7cm" svg:y2="5.3cm" draw:start-shape="id28" draw:start-glue-point="4" draw:end-shape="id26" draw:end-glue-point="6" svg:d="M45650 15200l7050-9900" svg:viewBox="0 0 7051 9901">
          <text:p/>
        </draw:connector>
        <draw:connector draw:style-name="gr5" draw:text-style-name="P2" draw:layer="layout" draw:type="line" svg:x1="49.8cm" svg:y1="20.8cm" svg:x2="45.65cm" svg:y2="16.5cm" draw:start-shape="id24" draw:start-glue-point="0" draw:end-shape="id28" draw:end-glue-point="7" svg:d="M49800 20800l-4150-4300" svg:viewBox="0 0 4151 4301">
          <text:p/>
        </draw:connector>
        <draw:custom-shape draw:style-name="gr12" draw:text-style-name="P4" xml:id="id33" draw:id="id33" draw:layer="layout" svg:width="1.2cm" svg:height="1.2cm" svg:x="33.2cm" svg:y="4cm">
          <text:p text:style-name="P1">monster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3" draw:text-style-name="P4" xml:id="id32" draw:id="id32" draw:layer="layout" svg:width="1.3cm" svg:height="1.3cm" svg:x="33.6cm" svg:y="14.9cm">
          <text:p text:style-name="P1">monsters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4.25cm" svg:y1="14.9cm" svg:x2="33.8cm" svg:y2="5.2cm" draw:start-shape="id32" draw:start-glue-point="4" draw:end-shape="id33" draw:end-glue-point="6" svg:d="M34250 14900l-450-9700" svg:viewBox="0 0 451 9701">
          <text:p/>
        </draw:connector>
        <draw:custom-shape draw:style-name="gr15" draw:text-style-name="P4" xml:id="id35" draw:id="id35" draw:layer="layout" svg:width="1.4cm" svg:height="1.4cm" svg:x="31cm" svg:y="21cm">
          <text:p text:style-name="P1">Monst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xml:id="id34" draw:id="id34" draw:layer="layout" svg:width="1.4cm" svg:height="1.4cm" svg:x="26.5cm" svg:y="20.9cm">
          <text:p text:style-name="P1">Monsters/:monsterId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27.2cm" svg:y1="20.9cm" svg:x2="34.25cm" svg:y2="16.2cm" draw:start-shape="id34" draw:start-glue-point="0" draw:end-shape="id32" draw:end-glue-point="7" svg:d="M27200 20900l7050-4700" svg:viewBox="0 0 7051 4701">
          <text:p/>
        </draw:connector>
        <draw:connector draw:style-name="gr5" draw:text-style-name="P2" draw:layer="layout" draw:type="line" svg:x1="31.7cm" svg:y1="21cm" svg:x2="34.25cm" svg:y2="16.2cm" draw:start-shape="id35" draw:start-glue-point="0" draw:end-shape="id32" draw:end-glue-point="7" svg:d="M31700 21000l2550-4800" svg:viewBox="0 0 2551 4801">
          <text:p/>
        </draw:connector>
        <draw:custom-shape draw:style-name="gr12" draw:text-style-name="P4" xml:id="id36" draw:id="id36" draw:layer="layout" svg:width="1.2cm" svg:height="1.2cm" svg:x="29.8cm" svg:y="3.9cm">
          <text:p text:style-name="P1">main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5" draw:text-style-name="P2" draw:layer="layout" draw:type="line" svg:x1="34.25cm" svg:y1="14.9cm" svg:x2="30.4cm" svg:y2="5.1cm" draw:start-shape="id32" draw:start-glue-point="4" draw:end-shape="id36" draw:end-glue-point="6" svg:d="M34250 14900l-3850-9800" svg:viewBox="0 0 3851 9801">
          <text:p/>
        </draw:connector>
        <draw:custom-shape draw:style-name="gr11" draw:text-style-name="P4" xml:id="id37" draw:id="id37" draw:layer="layout" svg:width="1.4cm" svg:height="1.4cm" svg:x="36.8cm" svg:y="3.8cm">
          <text:p text:style-name="P1">mons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type="line" svg:x1="34.25cm" svg:y1="14.9cm" svg:x2="37.5cm" svg:y2="5.2cm" draw:start-shape="id32" draw:start-glue-point="4" draw:end-shape="id37" draw:end-glue-point="6" svg:d="M34250 14900l3250-9700" svg:viewBox="0 0 3251 9701">
          <text:p/>
        </draw:connector>
        <draw:custom-shape draw:style-name="gr3" draw:text-style-name="P1" xml:id="id38" draw:id="id38" draw:layer="layout" svg:width="1.4cm" svg:height="1.4cm" svg:x="31.2cm" svg:y="23.7cm">
          <text:p text:style-name="P1">Monsters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31.9cm" svg:y1="23.7cm" svg:x2="31.7cm" svg:y2="22.4cm" draw:start-shape="id38" draw:start-glue-point="0" draw:end-shape="id35" draw:end-glue-point="2" svg:d="M31900 23700l-200-1300" svg:viewBox="0 0 201 1301">
          <text:p/>
        </draw:connector>
        <draw:connector draw:style-name="gr5" draw:text-style-name="P2" draw:layer="layout" draw:type="line" svg:x1="31.95cm" svg:y1="26.9cm" svg:x2="31.9cm" svg:y2="25.1cm" draw:start-shape="id5" draw:start-glue-point="4" draw:end-shape="id38" draw:end-glue-point="2" svg:d="M31950 26900l-50-1800" svg:viewBox="0 0 51 1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3T09:27:21.056000000</meta:creation-date>
    <dc:date>2016-08-20T21:28:32.206000000</dc:date>
    <meta:editing-duration>PT21H24M37S</meta:editing-duration>
    <meta:editing-cycles>12</meta:editing-cycles>
    <meta:generator>LibreOffice/5.0.6.3$Windows_x86 LibreOffice_project/490fc03b25318460cfc54456516ea2519c11d1aa</meta:generator>
    <meta:document-statistic meta:object-count="99"/>
  </office:meta>
</office:document-meta>
</file>